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TController.getScriptExten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Controller.callFunction( String funName , List params , Redirector redir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Controller.handleContinuation( String continuationId , List params , Redirector redir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Controller.register( String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TController.forwardTo( String uri , Object bizData , WebContinuation continuation , Redirector redir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TController.setInterpreterID( String interpret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TController.getInterprete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